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text-properties officeooo:rsid="000e8196" officeooo:paragraph-rsid="000e8196"/>
    </style:style>
    <style:style style:name="P2" style:family="paragraph" style:parent-style-name="Standard">
      <style:text-properties fo:font-size="10.5pt" officeooo:rsid="000e8196" officeooo:paragraph-rsid="000e8196" style:font-size-asian="10.5pt" style:font-size-complex="10.5pt"/>
    </style:style>
    <style:style style:name="P3" style:family="paragraph" style:parent-style-name="Standard">
      <style:paragraph-properties fo:text-align="center" style:justify-single-word="false"/>
      <style:text-properties fo:font-size="16pt" officeooo:rsid="000e8196" officeooo:paragraph-rsid="000e8196" style:font-size-asian="16pt" style:font-size-complex="16pt"/>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officeooo:rsid="000fbf85" officeooo:paragraph-rsid="000fbf85"/>
    </style:style>
    <style:style style:name="P6" style:family="paragraph" style:parent-style-name="Standard">
      <style:text-properties officeooo:rsid="001152ba" officeooo:paragraph-rsid="001152ba"/>
    </style:style>
    <style:style style:name="T1" style:family="text">
      <style:text-properties officeooo:rsid="000e8196"/>
    </style:style>
    <style:style style:name="T2" style:family="text">
      <style:text-properties fo:font-style="italic" style:font-style-asian="italic" style:font-style-complex="italic"/>
    </style:style>
    <style:style style:name="T3" style:family="text">
      <style:text-properties fo:font-style="italic" officeooo:rsid="000fbf85" style:font-style-asian="italic" style:font-style-complex="italic"/>
    </style:style>
    <style:style style:name="T4" style:family="text">
      <style:text-properties officeooo:rsid="000fbf8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Alice</text:span> 的拯救——摄影师遭到荒唐的在线投票专利的威胁</text:p>
      <text:p text:style-name="Standard"/>
      <text:p text:style-name="P2">2017 年七月 6 日，Daniel Nazer，CC BY 3.0 US</text:p>
      <text:p text:style-name="Standard"/>
      <text:p text:style-name="P4">“<text:span text:style-name="T1">Ruth 不明白，某人如何能够得到关于在线投票评选的专利，这简直就像是一场欺诈。</text:span>”</text:p>
      <text:p text:style-name="Standard"/>
      <text:p text:style-name="P1">Ruth Taylor 怎么也不会想到，她的爱好使得她被起诉专利侵权。她的摄影网站，Bytephoto.com，仅仅能够通过广告收入支付其托管成本。该网站托管由用户提交的照片并且举行每周评选，由用户投票决定最佳照片。<text:span text:style-name="T4">Ruth 的主要业务是她自己的摄影。她通过每年在宾夕法尼亚州的巴克斯县参加多于十几场当地艺术节来支撑她的业务。</text:span></text:p>
      <text:p text:style-name="Standard"/>
      <text:p text:style-name="Standard">在 <text:span text:style-name="T4">2007 年，几乎是在 Bytephoto 开始举行在线照片评选的 4 年之后，一家名为 Garfum.com Corporation 的公司申请了一项专利，其标题为“用于在全球计算机网络上在用户之间分享多媒体内容的方法”。这项专利，即美国专利第 8,209,618 号，选取了一种通过大众投票进行评选的众所周知的概念并且将其应用于现代计算机网络的上下文环境中。在 2014 年九月 23 日，Garfum 提交了一起联邦法律诉讼，起诉 Bytephoto 专利侵权，由于它允许其用户投票评选自己所喜爱的照片。</text:span></text:p>
      <text:p text:style-name="Standard"/>
      <text:p text:style-name="Standard">与其他被起诉专利侵权的许多人相似，<text:span text:style-name="T4">Ruth 最初得知此案件是在一位在网上看到了这起诉状的律师突然来电告知愿意为其辩护的时候。她被惊呆了，“这简直就像是一场欺诈，”她说。Ruth 并不明白，某人如何能够得到关于在线投票评选的专利。几天之后，一份通知书被送达她的住处，正式告知该起诉讼。然后 Ruth 才意识到这是真事。</text:span></text:p>
      <text:p text:style-name="Standard"/>
      <text:p text:style-name="P5">Garfum 最初索要的和解费用是 50000 美元。这一索赔金额远远超出了 Bytephoto 的年收入。Ruth 了解到，辩护该起案件很容易就会花费超过一百万美元。由于 Bytephoto 只是一个爱好，Ruth 从未将其公司化运作。这意味着她需要以个人名义承担责任。她面临着在支付和解费用与支付更为高昂的诉讼费用之间二选一的窘境。这是极其令人失望的，由于 Bytephoto 开始允许用户投票评选其所喜爱的照片是在 Garfum 提交其专利申请的数年之前。您不能获得关于已经存在的东西的专利。但是，在法庭上证实这一辩护意见将会需要长达数月的耗资巨大的文件提交。</text:p>
      <text:p text:style-name="Standard"/>
      <text:p text:style-name="Standard">对于 <text:span text:style-name="T4">Ruth 来说幸运的是，Garfum 的法律诉讼是在美国最高法院对于 </text:span><text:span text:style-name="T3">Alice v. CLS Bank</text:span><text:span text:style-name="T4"> 案件的裁决之后才到来的。很多法官允许基于 </text:span><text:span text:style-name="T3">Alice</text:span><text:span text:style-name="T4"> 的挑战在案件早期被提交，而无需等到文件提交阶段（由于专利本身就是关键的证据）。电子前哨基金会（EFF）同意无偿代表 Ruth 进行诉讼并且提交了一项动议，请求法庭根据 </text:span><text:span text:style-name="T3">Alice</text:span><text:span text:style-name="T4"> 判决该专利无效。在得知该动议之后数日，Garfum 主动撤销了它的诉讼。</text:span></text:p>
      <text:p text:style-name="Standard"/>
      <text:p text:style-name="P6">Ruth 的案例是一个完美的例证，证明为何 <text:span text:style-name="T2">Alice</text:span> 改进了专利体系。Garfum 的宽泛且抽象的专利并未做出任何有利于鼓励创新的事情。关于投票评选的理念已经存在了好几个世纪。将投票应用于在线社交网络这一想法不应获得专利保护。确实，甚至 Ruth 自己的网站都早于 Garfum 的专利申请。然而，一笔和解或者诉讼的费用可能很快使得该网站被迫关闭。幸运的是，多亏了 <text:span text:style-name="T2">Alice</text:span> 案件的判决，Ruth 才能够挫败 Garfum 的荒唐的索赔要求并且继续运行她的网站和业务。</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宋体"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宋体"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6T14:38:13.884000000</meta:creation-date>
    <dc:date>2017-07-26T20:53:38.301000000</dc:date>
    <meta:editing-duration>PT8M27S</meta:editing-duration>
    <meta:editing-cycles>1</meta:editing-cycles>
    <meta:document-statistic meta:table-count="0" meta:image-count="0" meta:object-count="0" meta:page-count="1" meta:paragraph-count="9" meta:word-count="1113" meta:character-count="1414" meta:non-whitespace-character-count="1339"/>
    <meta:generator>LibreOffice/5.3.0.3$Windows_X86_64 LibreOffice_project/7074905676c47b82bbcfbea1aeefc84afe1c50e1</meta:generator>
  </office:meta>
</office:document-meta>
</file>